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992cm" svg:height="3.306cm" draw:transform="skewX (0.027401669256311) rotate (0.112748269678834) translate (3.16718350434019cm 2.37162136746126cm)" svg:viewBox="0 0 2993 3307" svg:d="M112 375c1180-540 2701-662 2869 771 168 1432-1452 1856-2610 2160-130 36-383-698 51-770 1081-47 2179-608 1887-1256-291-648-1067-786-2032-196-143 51-438-605-165-709z">
          <text:p/>
        </draw:path>
        <draw:path draw:style-name="gr1" draw:text-style-name="P1" draw:layer="layout" svg:width="4.201cm" svg:height="4.206cm" draw:transform="skewX (0.0272271363311116) rotate (0.112399203828435) translate (2.718155290301cm 4.86256823097964cm)" svg:viewBox="0 0 4202 4207" svg:d="M940 150c1354-430 3270 45 3262 1668-8 1622-958 2347-2081 2387-1121 37-1747-389-2067-715-230-279 329-848 588-667 344 439 1079 652 1488 659s1387-86 1413-1114c25-1029-836-2004-2523-1476-101 20-233-696-80-742z">
          <text:p/>
        </draw:path>
        <draw:path draw:style-name="gr2" draw:text-style-name="P1" draw:layer="layout" svg:width="0.903cm" svg:height="0.661cm" draw:transform="rotate (-2.15757602131539) translate (3.77899110710381cm 7.727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4.3689911071038cm 4.983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4.01999110710381cm 2.802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5:59.146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